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334d" officeooo:paragraph-rsid="000e334d"/>
    </style:style>
    <style:style style:name="P2" style:family="paragraph" style:parent-style-name="Standard">
      <style:text-properties officeooo:rsid="0010fd3b" officeooo:paragraph-rsid="0010fd3b"/>
    </style:style>
    <style:style style:name="P3" style:family="paragraph" style:parent-style-name="Standard">
      <style:text-properties officeooo:rsid="00167545" officeooo:paragraph-rsid="00167545"/>
    </style:style>
    <style:style style:name="P4" style:family="paragraph" style:parent-style-name="Standard">
      <style:text-properties officeooo:rsid="000e334d" officeooo:paragraph-rsid="00167545"/>
    </style:style>
    <style:style style:name="P5" style:family="paragraph" style:parent-style-name="Standard">
      <style:text-properties officeooo:rsid="000e334d" officeooo:paragraph-rsid="000e334d"/>
    </style:style>
    <style:style style:name="P6" style:family="paragraph" style:parent-style-name="Standard">
      <style:text-properties officeooo:rsid="0010fd3b" officeooo:paragraph-rsid="0010fd3b"/>
    </style:style>
    <style:style style:name="P7" style:family="paragraph" style:parent-style-name="Standard">
      <style:text-properties officeooo:rsid="00179e76" officeooo:paragraph-rsid="00179e76"/>
    </style:style>
    <style:style style:name="P8" style:family="paragraph" style:parent-style-name="Standard">
      <style:text-properties officeooo:rsid="00179e76" officeooo:paragraph-rsid="00195937"/>
    </style:style>
    <style:style style:name="P9" style:family="paragraph" style:parent-style-name="Standard">
      <style:text-properties officeooo:rsid="001382f1" officeooo:paragraph-rsid="00179e76"/>
    </style:style>
    <style:style style:name="P10" style:family="paragraph" style:parent-style-name="Standard">
      <style:text-properties officeooo:rsid="000efd67" officeooo:paragraph-rsid="0010fd3b"/>
    </style:style>
    <style:style style:name="P11" style:family="paragraph" style:parent-style-name="Standard">
      <style:text-properties officeooo:rsid="000efd67" officeooo:paragraph-rsid="00195937"/>
    </style:style>
    <style:style style:name="T1" style:family="text">
      <style:text-properties officeooo:rsid="000efd67"/>
    </style:style>
    <style:style style:name="T2" style:family="text">
      <style:text-properties officeooo:rsid="0010fd3b"/>
    </style:style>
    <style:style style:name="T3" style:family="text">
      <style:text-properties officeooo:rsid="0011aae7"/>
    </style:style>
    <style:style style:name="T4" style:family="text">
      <style:text-properties officeooo:rsid="001382f1"/>
    </style:style>
    <style:style style:name="T5" style:family="text">
      <style:text-properties officeooo:rsid="00167545"/>
    </style:style>
    <style:style style:name="T6" style:family="text">
      <style:text-properties officeooo:rsid="00179e76"/>
    </style:style>
    <style:style style:name="T7" style:family="text">
      <style:text-properties officeooo:rsid="0017e3bd"/>
    </style:style>
    <style:style style:name="T8" style:family="text">
      <style:text-properties officeooo:rsid="00195937"/>
    </style:style>
    <style:style style:name="T9" style:family="text">
      <style:text-properties officeooo:rsid="001b4d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span text:style-name="T5">Since Report 1, our group has implemented a Minimum Viable Product, that, although elementary, is a good indication of the structure our solution is going to follow. Overall, <text:s/>t</text:span>he <text:s/>progress of the project <text:span text:style-name="T5">is</text:span> <text:span text:style-name="T5">satisfactory</text:span> : Most of the deadlines appearing in Report 1 <text:span text:style-name="T5">were</text:span> met, <text:span text:style-name="T5">and extra efforts were produced to correct any slippage.</text:span></text:p>
      <text:p text:style-name="P3"/>
      <text:p text:style-name="P3">In particular, the state of our project is as follows:</text:p>
      <text:p text:style-name="P1">-<text:span text:style-name="T2">Using Django, we have implemented a simple portal </text:span>where the public has the possibility to ex<text:span text:style-name="T1">p</text:span>ress its <text:span text:style-name="T1">satisfaction</text:span> or dissatisfaction .</text:p>
      <text:p text:style-name="P1">-<text:span text:style-name="T4">On top of the simple satisfaction vote, we have extended the functionality to accept written text input from the public. This text is stored our PostgreSQL Database along with the vote counts.</text:span></text:p>
      <text:p text:style-name="P1">- <text:span text:style-name="T5">We have also added the minimum functionality council and contractor pages , where the vote count and the comments can be viewed <text:s/>by the respective parties.</text:span></text:p>
      <text:p text:style-name="P1">-<text:span text:style-name="T6">Although not yet using Blockchain technology, we also have a mock version of a smart contract, which sends relevant messages to the concerned parties by using the information in the vote counts.</text:span></text:p>
      <text:p text:style-name="P1"/>
      <text:p text:style-name="P2">We can note that although we have touched upon <text:span text:style-name="T4">most of</text:span> the features discussed in Report 1 for our minimum solution, their implementation <text:span text:style-name="T9">still </text:span>remains fairly <text:span text:style-name="T3">elementary</text:span>, and requires improvements. </text:p>
      <text:p text:style-name="P2">In particular, we can not<text:span text:style-name="T6">e</text:span> the following <text:span text:style-name="T6">high priority tasks:</text:span></text:p>
      <text:p text:style-name="P2">- <text:span text:style-name="T6">Add an implementation of a smart contract in the Blockchain to our current solution.</text:span></text:p>
      <text:p text:style-name="P7">- Improve the front-end in terms of presentation and user-experience.</text:p>
      <text:p text:style-name="P7">- Differentiate and filter displayed information in the council and contractor pages.</text:p>
      <text:p text:style-name="P9"><text:span text:style-name="T6"><text:s/></text:span></text:p>
      <text:p text:style-name="P11">As discussed <text:span text:style-name="T8">more in detail </text:span>in <text:span text:style-name="T8">the following sections, the technological and </text:span>education overhead <text:span text:style-name="T2">has, as anticipated, been significant</text:span>. <text:span text:style-name="T2">Our team makes continuous efforts in getting accustomed with the Django framework, the Ethereum technology, the testing frameworks and techniques and the website server and database management technologies. </text:span></text:p>
      <text:p text:style-name="P10"/>
      <text:p text:style-name="P8">As a conclusion ,we consider <text:span text:style-name="T8">that the time-line discussed in Report 1 is still relevant. Nevertheless, implementing the Minimum Viable Product has enabled us to <text:s/>acquire both conceptual and practical insights which lead to reconsidering some aspects of our approach. For instance, we have decided that it is best to focus on a particular case-study in order to demonstrate our proof-of-concept. We will therefore attempt to demonstrate a specific instance of a mock contract between a borough and a waste management constructor. Details on the specific changes on the timetable will follow from the discussions in the sections below.</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3:07:55.604377951</meta:creation-date>
    <dc:date>2016-03-05T22:54:48.840375002</dc:date>
    <meta:editing-duration>PT11M53S</meta:editing-duration>
    <meta:editing-cycles>5</meta:editing-cycles>
    <meta:generator>LibreOffice/4.2.8.2$Linux_X86_64 LibreOffice_project/420m0$Build-2</meta:generator>
    <meta:document-statistic meta:table-count="0" meta:image-count="0" meta:object-count="0" meta:page-count="1" meta:paragraph-count="14" meta:word-count="400" meta:character-count="2543" meta:non-whitespace-character-count="2148"/>
  </office:meta>
</office:document-meta>
</file>